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800000274274106C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102cm" draw:marker-start-width="0.356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fo:min-height="0.8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style:paragraph-properties fo:margin-left="0cm" fo:margin-right="0cm" fo:text-indent="0cm">
        <style:tab-stops/>
      </style:paragraph-properties>
      <style:text-properties fo:color="#00ff00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color="#000000" style:font-name="Bitstream Vera Sans" fo:font-size="20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505cm" svg:height="15.937cm" svg:x="0.949cm" svg:y="2.746cm">
          <draw:image xlink:href="Pictures/100002010000032800000274274106C3.png" xlink:type="simple" xlink:show="embed" xlink:actuate="onLoad">
            <text:p/>
          </draw:image>
        </draw:frame>
        <draw:frame draw:style-name="gr2" draw:text-style-name="P2" draw:layer="layout" svg:width="4.263cm" svg:height="0.962cm" svg:x="1.431cm" svg:y="7.627cm">
          <draw:text-box>
            <text:p><text:span text:style-name="T1">point</text:span></text:p>
          </draw:text-box>
        </draw:frame>
        <draw:frame draw:style-name="gr2" draw:text-style-name="P2" draw:layer="layout" svg:width="4.263cm" svg:height="0.962cm" svg:x="4.932cm" svg:y="6.227cm">
          <draw:text-box>
            <text:p><text:span text:style-name="T1">line</text:span></text:p>
          </draw:text-box>
        </draw:frame>
        <draw:frame draw:style-name="gr2" draw:text-style-name="P2" draw:layer="layout" svg:width="4.263cm" svg:height="0.962cm" svg:x="8.733cm" svg:y="6.027cm">
          <draw:text-box>
            <text:p><text:span text:style-name="T1">centroid</text:span></text:p>
          </draw:text-box>
        </draw:frame>
        <draw:frame draw:style-name="gr2" draw:text-style-name="P2" draw:layer="layout" svg:width="4.263cm" svg:height="0.962cm" svg:x="13.534cm" svg:y="6.027cm">
          <draw:text-box>
            <text:p><text:span text:style-name="T1">boundary</text:span></text:p>
          </draw:text-box>
        </draw:frame>
        <draw:line draw:style-name="gr3" draw:text-style-name="P1" draw:layer="layout" svg:x1="3.185cm" svg:y1="8.431cm" svg:x2="3.997cm" svg:y2="9.243cm">
          <text:p/>
        </draw:line>
        <draw:line draw:style-name="gr3" draw:text-style-name="P1" draw:layer="layout" svg:x1="6.318cm" svg:y1="7.107cm" svg:x2="6.825cm" svg:y2="8.224cm">
          <text:p/>
        </draw:line>
        <draw:line draw:style-name="gr3" draw:text-style-name="P1" draw:layer="layout" svg:x1="11.119cm" svg:y1="7.008cm" svg:x2="12.317cm" svg:y2="9.749cm">
          <text:p/>
        </draw:line>
        <draw:line draw:style-name="gr3" draw:text-style-name="P1" draw:layer="layout" svg:x1="14.319cm" svg:y1="7.109cm" svg:x2="13.853cm" svg:y2="8.333cm">
          <text:p/>
        </draw:line>
        <draw:frame draw:style-name="gr4" draw:text-style-name="P4" draw:layer="layout" svg:width="20.597cm" svg:height="1.073cm" svg:x="0.786cm" svg:y="1.469cm">
          <draw:text-box>
            <text:p text:style-name="P3"><text:span text:style-name="T2">Basic vector topological elements in GRASS GIS 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Neteler</meta:initial-creator>
    <meta:creation-date>2014-04-12T09:32:01.157183779</meta:creation-date>
    <dc:date>2014-04-19T15:29:24.761508289</dc:date>
    <dc:creator>Martin Landa</dc:creator>
    <meta:editing-duration>P0D</meta:editing-duration>
    <meta:editing-cycles>2</meta:editing-cycles>
    <meta:generator>LibreOffice/4.1.5.3$Linux_X86_64 LibreOffice_project/410m0$Build-3</meta:generator>
    <meta:document-statistic meta:object-count="33"/>
  </office:meta>
</office:document-meta>
</file>